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4.683cm"/>
    </style:style>
    <style:style style:name="co44" style:family="table-column">
      <style:table-column-properties fo:break-before="auto" style:column-width="10.003cm"/>
    </style:style>
    <style:style style:name="co45" style:family="table-column">
      <style:table-column-properties fo:break-before="auto" style:column-width="3.6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>
      <style:text-properties fo:color="#999999"/>
    </style:style>
    <style:style style:name="ce28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color="#000000"/>
    </style:style>
    <style:style style:name="ce290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at644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at644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at644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Refs.$A$4])" office:value-type="string" office:string-value="MOSI" calcext:value-type="string">
            <text:p>MOSI</text:p>
          </table:table-cell>
          <table:table-cell table:style-name="ce192"/>
          <table:table-cell table:style-name="ce199" table:formula="of:=HYPERLINK(&quot;#Refs.$A$4&quot;;[Refs.$A$4])" office:value-type="string" office:string-value="MOSI" calcext:value-type="string">
            <text:p>MOSI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Refs.$A$4])" office:value-type="string" office:string-value="MOSI" calcext:value-type="string">
            <text:p>MOSI</text:p>
          </table:table-cell>
          <table:table-cell table:style-name="ce228" table:formula="of:=HYPERLINK(&quot;#Refs.$A$4&quot;;[Refs.$A$4])" office:value-type="string" office:string-value="MOSI" calcext:value-type="string">
            <text:p>MOSI</text:p>
          </table:table-cell>
          <table:table-cell table:style-name="ce233"/>
          <table:table-cell table:style-name="ce252" table:formula="of:=HYPERLINK(&quot;#Refs.$A$4&quot;;[Refs.$A$4])" office:value-type="string" office:string-value="MOSI" calcext:value-type="string">
            <text:p>MOSI</text:p>
          </table:table-cell>
          <table:table-cell table:style-name="ce256" table:formula="of:=HYPERLINK(&quot;#Refs.$A$4&quot;;[Refs.$A$4])" office:value-type="string" office:string-value="MOSI" calcext:value-type="string">
            <text:p>MOSI</text:p>
          </table:table-cell>
          <table:table-cell table:style-name="ce263" table:formula="of:=HYPERLINK(&quot;#Refs.$A$4&quot;;[Refs.$A$4])" office:value-type="string" office:string-value="MOSI" calcext:value-type="string">
            <text:p>MOSI</text:p>
          </table:table-cell>
          <table:table-cell table:style-name="ce206"/>
          <table:table-cell table:style-name="ce271" table:formula="of:=HYPERLINK(&quot;#Refs.$A$4&quot;;[Refs.$A$4])" office:value-type="string" office:string-value="MOSI" calcext:value-type="string">
            <text:p>MOSI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Refs.$A$5])" office:value-type="string" office:string-value="MISO" calcext:value-type="string">
            <text:p>MISO</text:p>
          </table:table-cell>
          <table:table-cell table:style-name="ce193"/>
          <table:table-cell table:style-name="ce200" table:formula="of:=HYPERLINK(&quot;#Refs.$A$5&quot;;[Refs.$A$5])" office:value-type="string" office:string-value="MISO" calcext:value-type="string">
            <text:p>MISO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Refs.$A$5])" office:value-type="string" office:string-value="MISO" calcext:value-type="string">
            <text:p>MISO</text:p>
          </table:table-cell>
          <table:table-cell table:style-name="ce229" table:formula="of:=HYPERLINK(&quot;#Refs.$A$5&quot;;[Refs.$A$5])" office:value-type="string" office:string-value="MISO" calcext:value-type="string">
            <text:p>MISO</text:p>
          </table:table-cell>
          <table:table-cell table:style-name="ce236"/>
          <table:table-cell table:style-name="ce253" table:formula="of:=HYPERLINK(&quot;#Refs.$A$5&quot;;[Refs.$A$5])" office:value-type="string" office:string-value="MISO" calcext:value-type="string">
            <text:p>MISO</text:p>
          </table:table-cell>
          <table:table-cell table:style-name="ce257" table:formula="of:=HYPERLINK(&quot;#Refs.$A$5&quot;;[Refs.$A$5])" office:value-type="string" office:string-value="MISO" calcext:value-type="string">
            <text:p>MISO</text:p>
          </table:table-cell>
          <table:table-cell table:style-name="ce264" table:formula="of:=HYPERLINK(&quot;#Refs.$A$5&quot;;[Refs.$A$5])" office:value-type="string" office:string-value="MISO" calcext:value-type="string">
            <text:p>MISO</text:p>
          </table:table-cell>
          <table:table-cell table:style-name="ce266"/>
          <table:table-cell table:style-name="ce272" table:formula="of:=HYPERLINK(&quot;#Refs.$A$5&quot;;[Refs.$A$5])" office:value-type="string" office:string-value="MISO" calcext:value-type="string">
            <text:p>MISO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1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Refs.$A$6])" office:value-type="string" office:string-value="SCK" calcext:value-type="string">
            <text:p>SCK</text:p>
          </table:table-cell>
          <table:table-cell table:style-name="ce230" table:formula="of:=HYPERLINK(&quot;#Refs.$A$6&quot;;[Refs.$A$6])" office:value-type="string" office:string-value="SCK" calcext:value-type="string">
            <text:p>SCK</text:p>
          </table:table-cell>
          <table:table-cell table:style-name="ce233"/>
          <table:table-cell table:style-name="ce254" table:formula="of:=HYPERLINK(&quot;#Refs.$A$6&quot;;[Refs.$A$6])" office:value-type="string" office:string-value="SCK" calcext:value-type="string">
            <text:p>SCK</text:p>
          </table:table-cell>
          <table:table-cell table:style-name="ce258" table:formula="of:=HYPERLINK(&quot;#Refs.$A$6&quot;;[Refs.$A$6])" office:value-type="string" office:string-value="SCK" calcext:value-type="string">
            <text:p>SCK</text:p>
          </table:table-cell>
          <table:table-cell table:style-name="ce265" table:formula="of:=HYPERLINK(&quot;#Refs.$A$6&quot;;[Refs.$A$6])" office:value-type="string" office:string-value="SCK" calcext:value-type="string">
            <text:p>SCK</text:p>
          </table:table-cell>
          <table:table-cell table:style-name="ce267"/>
          <table:table-cell table:style-name="ce273" table:formula="of:=HYPERLINK(&quot;#Refs.$A$6&quot;;[Refs.$A$6])" office:value-type="string" office:string-value="SCK" calcext:value-type="string">
            <text:p>SCK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Refs.$A$7])" office:value-type="string" office:string-value="TX" calcext:value-type="string">
            <text:p>T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Refs.$A$8])" office:value-type="string" office:string-value="RX" calcext:value-type="string">
            <text:p>R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Refs.$A$9])" office:value-type="string" office:string-value="DREQ" calcext:value-type="string">
            <text:p>DREQ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at644.C72]" office:value-type="string" office:string-value="INTA" calcext:value-type="string">
            <text:p>INTA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3" table:default-cell-style-name="ce4"/>
        <table:table-column table:style-name="co1" table:default-cell-style-name="Default"/>
        <table:table-column table:style-name="co44" table:default-cell-style-name="Default"/>
        <table:table-column table:style-name="co1" table:number-columns-repeated="2" table:default-cell-style-name="Default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4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Farnell</text:p>
          </table:table-cell>
          <table:table-cell office:value-type="string" calcext:value-type="string">
            <text:p>Lien</text:p>
          </table:table-cell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4"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4"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ersion 150ma</text:p>
          </table:table-cell>
          <table:table-cell table:style-name="ce4"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version 250mA</text:p>
          </table:table-cell>
          <table:table-cell table:style-name="ce4"/>
          <table:table-cell table:style-name="ce32" office:value-type="string" calcext:value-type="string">
            <text:p>TPIC6595D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4"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atmega</text:p>
          </table:table-cell>
          <table:table-cell table:style-name="ce4"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32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32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32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3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87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88" office:value-type="string" calcext:value-type="string">
            <text:p>extension led puissance</text:p>
          </table:table-cell>
          <table:table-cell table:number-columns-repeated="2"/>
          <table:table-cell table:style-name="ce288" office:value-type="string" calcext:value-type="string">
            <text:p>extension relay</text:p>
          </table:table-cell>
          <table:table-cell table:number-columns-repeated="2"/>
          <table:table-cell table:style-name="ce288" office:value-type="string" calcext:value-type="string">
            <text:p>extension monitoring batterie</text:p>
          </table:table-cell>
          <table:table-cell table:number-columns-repeated="3"/>
          <table:table-cell table:style-name="ce290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87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87" office:value-type="string" calcext:value-type="string">
            <text:p>extension midi/dmx</text:p>
          </table:table-cell>
          <table:table-cell table:number-columns-repeated="2"/>
          <table:table-cell table:style-name="ce289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5:12:48.18408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11-19T18:32:43.103647640</dc:date>
    <meta:editing-duration>P3DT1H55M33S</meta:editing-duration>
    <meta:editing-cycles>78</meta:editing-cycles>
    <meta:generator>LibreOffice/4.2.7.2$Linux_X86_64 LibreOffice_project/420m0$Build-2</meta:generator>
    <dc:creator>Olivier Radisson</dc:creator>
    <meta:document-statistic meta:table-count="9" meta:cell-count="1592" meta:object-count="0"/>
  </office:meta>
</office:document-meta>
</file>